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29cm" svg:height="1.292cm" draw:transform="rotate (-2.82865511870721) translate (1.92441110568395cm 1.59125058848676cm)" svg:viewBox="0 0 1130 1293" svg:d="M360 1264c96-3 189-44 277-76 101-38 209-75 292-146 43-38 50-95 67-148 19-55 36-111 55-168 23-70 44-144 69-214 23-65 1-137-23-197-28-67-75-129-137-174-41-30-84-55-128-81-40-23-95-26-140-45-65-27-136-12-201 2-94 20-167 90-234 153-35 31-64 69-91 109-26 38-49 76-69 115-28 53-43 114-59 170-18 59-40 113-38 177 3 66 7 133 11 197 4 56 28 109 53 155s61 84 100 116c37 29 81 38 124 55 39 16 89 55 127 2l18-21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254cm" svg:stroke-color="#000000" draw:marker-start-width="0.584cm" draw:marker-end-width="0.584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4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6T14:15:59.955724195</meta:creation-date>
    <dc:date>2022-11-26T16:21:38.267741964</dc:date>
    <meta:editing-duration>PT1H2M4S</meta:editing-duration>
    <meta:editing-cycles>4</meta:editing-cycles>
    <meta:generator>LibreOffice/7.3.7.2$Linux_X86_64 LibreOffice_project/30$Build-2</meta:generator>
    <meta:document-statistic meta:object-count="1"/>
  </office:meta>
</office:document-meta>
</file>